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x-locale-body, sans-serif"/>
    <style:font-face style:name="Consolas" svg:font-family="Consolas, 'Courier New', monospace"/>
    <style:font-face style:name="Noto Sans" svg:font-family="'Noto Sans', Arial, sans-serif"/>
    <style:font-face style:name="Roboto" svg:font-family="Roboto, 'Helvetica Neue', Helvetic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ed9c2"/>
    </style:style>
    <style:style style:name="P2" style:family="paragraph" style:parent-style-name="Standard">
      <style:text-properties officeooo:rsid="00111bff" officeooo:paragraph-rsid="00111bff"/>
    </style:style>
    <style:style style:name="P3" style:family="paragraph" style:parent-style-name="Standard">
      <style:paragraph-properties fo:text-align="center" style:justify-single-word="false"/>
      <style:text-properties officeooo:rsid="001860a2" officeooo:paragraph-rsid="001860a2"/>
    </style:style>
    <style:style style:name="P4" style:family="paragraph" style:parent-style-name="Standard">
      <style:text-properties officeooo:rsid="00191979" officeooo:paragraph-rsid="00191979"/>
    </style:style>
    <style:style style:name="P5" style:family="paragraph" style:parent-style-name="Standard">
      <style:text-properties officeooo:rsid="001cffaa" officeooo:paragraph-rsid="001cffaa"/>
    </style:style>
    <style:style style:name="P6" style:family="paragraph" style:parent-style-name="Standard">
      <style:paragraph-properties fo:text-align="start" style:justify-single-word="false"/>
      <style:text-properties officeooo:rsid="001df788" officeooo:paragraph-rsid="001df788"/>
    </style:style>
    <style:style style:name="P7" style:family="paragraph" style:parent-style-name="Standard">
      <style:text-properties officeooo:rsid="001df788" officeooo:paragraph-rsid="001df788"/>
    </style:style>
    <style:style style:name="P8" style:family="paragraph" style:parent-style-name="Standard">
      <style:paragraph-properties fo:text-align="center" style:justify-single-word="false"/>
      <style:text-properties officeooo:paragraph-rsid="000ed9c2"/>
    </style:style>
    <style:style style:name="P9" style:family="paragraph" style:parent-style-name="Standard">
      <style:paragraph-properties fo:text-align="center" style:justify-single-word="false"/>
      <style:text-properties fo:font-weight="bold" officeooo:rsid="000ed9c2" officeooo:paragraph-rsid="000ed9c2" style:font-weight-asian="bold" style:font-weight-complex="bold"/>
    </style:style>
    <style:style style:name="P10" style:family="paragraph" style:parent-style-name="Standard">
      <style:paragraph-properties fo:text-align="start" style:justify-single-word="false"/>
      <style:text-properties fo:font-weight="bold" officeooo:rsid="000ed9c2" officeooo:paragraph-rsid="000ed9c2" style:font-weight-asian="bold" style:font-weight-complex="bold"/>
    </style:style>
    <style:style style:name="P11" style:family="paragraph" style:parent-style-name="Standard">
      <style:paragraph-properties fo:text-align="start" style:justify-single-word="false"/>
      <style:text-properties fo:font-weight="bold" officeooo:rsid="00210c89" officeooo:paragraph-rsid="00210c89" style:font-weight-asian="bold" style:font-weight-complex="bold"/>
    </style:style>
    <style:style style:name="P12" style:family="paragraph" style:parent-style-name="Standard">
      <style:text-properties fo:font-weight="bold" officeooo:paragraph-rsid="00210c89" style:font-weight-asian="bold" style:font-weight-complex="bold"/>
    </style:style>
    <style:style style:name="P13" style:family="paragraph" style:parent-style-name="Standard">
      <style:paragraph-properties fo:text-align="start" style:justify-single-word="false"/>
      <style:text-properties officeooo:paragraph-rsid="001df788"/>
    </style:style>
    <style:style style:name="P14" style:family="paragraph" style:parent-style-name="Standard">
      <style:paragraph-properties fo:text-align="start" style:justify-single-word="false"/>
      <style:text-properties fo:font-variant="normal" fo:text-transform="none" fo:color="#1a1a1b" style:font-name="Noto Sans" fo:font-size="10.5pt" fo:letter-spacing="normal" fo:font-style="normal" fo:font-weight="normal" officeooo:paragraph-rsid="001df788"/>
    </style:style>
    <style:style style:name="P15" style:family="paragraph" style:parent-style-name="Standard">
      <style:text-properties officeooo:rsid="001ee89d" officeooo:paragraph-rsid="001ee89d"/>
    </style:style>
    <style:style style:name="P16" style:family="paragraph" style:parent-style-name="Standard">
      <style:text-properties officeooo:rsid="002071ee" officeooo:paragraph-rsid="002071ee"/>
    </style:style>
    <style:style style:name="P17" style:family="paragraph" style:parent-style-name="Standard">
      <style:text-properties officeooo:rsid="001630df" officeooo:paragraph-rsid="001508cd"/>
    </style:style>
    <style:style style:name="P18" style:family="paragraph" style:parent-style-name="Standard">
      <style:text-properties officeooo:rsid="0026e150" officeooo:paragraph-rsid="0026e150"/>
    </style:style>
    <style:style style:name="P19" style:family="paragraph" style:parent-style-name="Standard">
      <style:text-properties officeooo:rsid="00284c27" officeooo:paragraph-rsid="00284c27"/>
    </style:style>
    <style:style style:name="P20" style:family="paragraph" style:parent-style-name="Standard">
      <style:text-properties officeooo:rsid="0028a13c" officeooo:paragraph-rsid="0028a13c"/>
    </style:style>
    <style:style style:name="P21" style:family="paragraph" style:parent-style-name="Text_20_body">
      <style:paragraph-properties fo:margin-left="0cm" fo:margin-right="1cm" fo:margin-top="0cm" fo:margin-bottom="0cm" loext:contextual-spacing="false" fo:orphans="2" fo:widows="2" fo:text-indent="0cm" style:auto-text-indent="false" fo:padding="0cm" fo:border="none"/>
      <style:text-properties fo:font-variant="normal" fo:text-transform="none" fo:color="#1a1a1b" style:font-name="Noto Sans" fo:font-size="10.5pt" fo:letter-spacing="normal" fo:font-style="normal" fo:font-weight="normal"/>
    </style:style>
    <style:style style:name="P22" style:family="paragraph" style:parent-style-name="Text_20_body">
      <style:paragraph-properties fo:margin-left="0cm" fo:margin-right="1cm" fo:margin-top="0cm" fo:margin-bottom="0cm" loext:contextual-spacing="false" fo:orphans="2" fo:widows="2" fo:text-indent="0cm" style:auto-text-indent="false" fo:padding="0cm" fo:border="none"/>
      <style:text-properties fo:font-variant="normal" fo:text-transform="none" fo:color="#1a1a1b" style:font-name="Noto Sans" fo:font-size="10.5pt" fo:letter-spacing="normal" fo:font-style="normal" fo:font-weight="normal" officeooo:rsid="0016f6ec"/>
    </style:style>
    <style:style style:name="P23" style:family="paragraph" style:parent-style-name="Text_20_body">
      <style:text-properties officeooo:rsid="002071ee" officeooo:paragraph-rsid="002071ee"/>
    </style:style>
    <style:style style:name="P24" style:family="paragraph" style:parent-style-name="Standard">
      <style:text-properties officeooo:rsid="00265c5c" officeooo:paragraph-rsid="00265c5c"/>
    </style:style>
    <style:style style:name="P25" style:family="paragraph" style:parent-style-name="Standard">
      <style:text-properties officeooo:rsid="002bbf5e" officeooo:paragraph-rsid="002bbf5e"/>
    </style:style>
    <style:style style:name="P26" style:family="paragraph" style:parent-style-name="Standard">
      <style:text-properties officeooo:paragraph-rsid="002a51d7"/>
    </style:style>
    <style:style style:name="P2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Arial1" fo:font-size="12pt" fo:letter-spacing="normal" fo:font-style="normal" fo:font-weight="normal"/>
    </style:style>
    <style:style style:name="T1" style:family="text">
      <style:text-properties officeooo:rsid="001091a4"/>
    </style:style>
    <style:style style:name="T2" style:family="text">
      <style:text-properties officeooo:rsid="001d6b4d"/>
    </style:style>
    <style:style style:name="T3" style:family="text">
      <style:text-properties officeooo:rsid="001df788"/>
    </style:style>
    <style:style style:name="T4" style:family="text">
      <style:text-properties officeooo:rsid="000ed9c2"/>
    </style:style>
    <style:style style:name="T5" style:family="text">
      <style:text-properties fo:font-weight="bold" officeooo:rsid="000ed9c2" style:font-weight-asian="bold" style:font-weight-complex="bold"/>
    </style:style>
    <style:style style:name="T6" style:family="text">
      <style:text-properties fo:font-weight="bold" officeooo:rsid="001e128a" style:font-weight-asian="bold" style:font-weight-complex="bold"/>
    </style:style>
    <style:style style:name="T7" style:family="text">
      <style:text-properties fo:font-weight="bold" officeooo:rsid="00231ff0" style:font-weight-asian="bold" style:font-weight-complex="bold"/>
    </style:style>
    <style:style style:name="T8" style:family="text">
      <style:text-properties officeooo:rsid="002071ee"/>
    </style:style>
    <style:style style:name="T9" style:family="text">
      <style:text-properties fo:font-variant="normal" fo:text-transform="none" fo:color="#333333" style:font-name="Arial1" fo:font-size="12pt" fo:letter-spacing="normal" fo:font-style="normal" fo:font-weight="normal"/>
    </style:style>
    <style:style style:name="T10" style:family="text">
      <style:text-properties fo:font-variant="normal" fo:text-transform="none" fo:color="#333333" style:font-name="Arial1" fo:font-size="12pt" fo:letter-spacing="normal" fo:font-style="normal" fo:font-weight="normal" officeooo:rsid="00254316"/>
    </style:style>
    <style:style style:name="T11" style:family="text">
      <style:text-properties fo:font-variant="normal" fo:text-transform="none" fo:color="#333333" style:font-name="Arial1" fo:font-size="12pt" fo:letter-spacing="normal" fo:font-style="normal" style:text-underline-style="solid" style:text-underline-width="auto" style:text-underline-color="font-color" fo:font-weight="normal" loext:padding="0cm" loext:border="none"/>
    </style:style>
    <style:style style:name="T12" style:family="text">
      <style:text-properties fo:font-variant="normal" fo:text-transform="none" fo:color="#3a3a3a" style:font-name="Roboto" fo:font-size="15pt" fo:letter-spacing="normal" fo:font-style="normal" fo:font-weight="normal"/>
    </style:style>
    <style:style style:name="T13" style:family="text">
      <style:text-properties fo:font-variant="normal" fo:text-transform="none" fo:color="#189697" style:text-line-through-style="none" style:text-line-through-type="none" style:font-name="Roboto" fo:font-size="15pt" fo:letter-spacing="normal" fo:font-style="normal" style:text-underline-style="none" fo:font-weight="normal" style:text-blinking="false" loext:padding="0cm" loext:border="none"/>
    </style:style>
    <style:style style:name="T14" style:family="text">
      <style:text-properties officeooo:rsid="00284c2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4. CSS Layoutmodeller från float till <text:span text:style-name="T1">flex till </text:span>grid</text:p>
      <text:p text:style-name="Standard"/>
      <text:p text:style-name="P3">Idéer till sidan</text:p>
      <text:p text:style-name="P1"/>
      <text:p text:style-name="P2">längd på css till alla varianter</text:p>
      <text:p text:style-name="P17"/>
      <text:p text:style-name="P24">Allmän städning css</text:p>
      <text:p text:style-name="P25">funtion mediaqueryresponse(mql) <text:s/>rensa parentesen</text:p>
      <text:p text:style-name="P5">flytta ut header och footer utanför. <text:span text:style-name="T2">samma klass på alla sidor</text:span></text:p>
      <text:p text:style-name="P18">kolla igenom alla klassnamn</text:p>
      <text:p text:style-name="P19">centrera text</text:p>
      <text:p text:style-name="P20">kommentera javakod</text:p>
      <text:p text:style-name="P26"><text:span text:style-name="T14">färgerna: fallout-grönt </text:span><text:a xlink:type="simple" xlink:href="https://www.color-hex.com/color-palette/8566" text:style-name="Internet_20_link" text:visited-style-name="Visited_20_Internet_20_Link">https://www.color-hex.com/color-palette/8566</text:a> </text:p>
      <text:p text:style-name="P19"/>
      <text:p text:style-name="P5"/>
      <text:p text:style-name="P1"/>
      <text:p text:style-name="P3">Till redovisningen</text:p>
      <text:p text:style-name="P8"><text:span text:style-name="T5">Float</text:span><text:span text:style-name="T4"> </text:span></text:p>
      <text:p text:style-name="P6">Var tänkt att endast användas för att wrappa content runt andra element, exempelvis text omkring en bild. </text:p>
      <text:p text:style-name="P6">Användes för layout p.g.a. att det var det bästa verktyget som fanns tillgängligt.</text:p>
      <text:p text:style-name="P6"/>
      <text:p text:style-name="P13"><text:span text:style-name="T3">P.g.a. att det användes till annat än det ursprungligen var tänkt till så dök det upp problem som löstes med diverse ”hacks”. Exempelvis clearfix som är använt på den här sidan. Clearfix ligger mellan stödorden och texten. Utan clearfix kryper content upp nerifrån och hamnar där det inte ska vara. <text:s/><text:tab/><text:tab/><text:tab/><text:tab/></text:span><text:span text:style-name="T6">S</text:span><text:span text:style-name="T7">täng av</text:span><text:span text:style-name="T6"> clearfix för att illustrera</text:span></text:p>
      <text:p text:style-name="P14"/>
      <text:p text:style-name="P21">*though they're still often used in emails for layout since many popular email clients don't accept modern HTML.</text:p>
      <text:p text:style-name="P22"/>
      <text:p text:style-name="P4"/>
      <text:p text:style-name="P1"/>
      <text:p text:style-name="P8"><text:span text:style-name="T5">Flexbox</text:span><text:span text:style-name="T4"> </text:span></text:p>
      <text:p text:style-name="P12"><text:span text:style-name="T9">Flexbox works from the content out. </text:span><text:span text:style-name="T10">Content bestämmer size på container</text:span></text:p>
      <text:p text:style-name="P1"><text:span text:style-name="T12">Flexbox was designed to deal with one-dimensional layouts: either a row or a column. CSS Grid Layout, in contrast, </text:span><text:a xlink:type="simple" xlink:href="https://www.sitepoint.com/introduction-css-grid-layout-module/" text:style-name="Internet_20_link" text:visited-style-name="Visited_20_Internet_20_Link"><text:span text:style-name="T13">permitted two-dimensional row and column layouts</text:span></text:a><text:span text:style-name="T12">.</text:span> </text:p>
      <text:p text:style-name="P1"/>
      <text:p text:style-name="P1"/>
      <text:p text:style-name="P9">Grid</text:p>
      <text:p text:style-name="P11"><text:span text:style-name="T9">Grid works from the layout in. </text:span><text:span text:style-name="T10">Bestämmer size på container först.</text:span></text:p>
      <text:p text:style-name="P10"/>
      <text:p text:style-name="P7">gap: kan användas istället för marginaler för att snabbt sätta samma mellanrum mellan alla gridområden</text:p>
      <text:p text:style-name="Standard"/>
      <text:p text:style-name="P15">sämre stöd i äldre browsers. De <text:span text:style-name="T8">här sidorna ser ut som skit i IE11.</text:span></text:p>
      <text:p text:style-name="P15"/>
      <text:p text:style-name="P16">Lägga upp grundlayouten för hela sidan väldigt enkelt och snabbt i grid med minimal css.</text:p>
      <text:p text:style-name="P16"/>
      <text:p text:style-name="P23"><text:span text:style-name="T9">do I only need to control the layout by row </text:span><text:span text:style-name="Emphasis"><text:span text:style-name="T11">or</text:span></text:span><text:span text:style-name="T9"> column – use a flexbox</text:span></text:p>
      <text:p text:style-name="P23"><text:soft-page-break/><text:span text:style-name="T12">if you need to design a layout that deals with both rows and columns, the Grid layout will most likely suit better</text:span><text:span text:style-name="T9"> </text:span></text:p>
      <text:list xml:id="list221218333" text:style-name="L1">
        <text:list-header>
          <text:p text:style-name="P27"/>
        </text:list-header>
      </text:list>
      <text:p text:style-name="P16"/>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x-locale-body, sans-serif"/>
    <style:font-face style:name="Consolas" svg:font-family="Consolas, 'Courier New', monospace"/>
    <style:font-face style:name="Noto Sans" svg:font-family="'Noto Sans', Arial, sans-serif"/>
    <style:font-face style:name="Roboto" svg:font-family="Roboto, 'Helvetica Neue', Helvetica, Helvetica, 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5T10:34:38.883000000</meta:creation-date>
    <dc:date>2019-09-11T21:32:58.555000000</dc:date>
    <meta:editing-duration>PT19H48M49S</meta:editing-duration>
    <meta:editing-cycles>21</meta:editing-cycles>
    <meta:generator>LibreOffice/6.3.0.4$Windows_x86 LibreOffice_project/057fc023c990d676a43019934386b85b21a9ee99</meta:generator>
    <meta:document-statistic meta:table-count="0" meta:image-count="0" meta:object-count="0" meta:page-count="2" meta:paragraph-count="27" meta:word-count="285" meta:character-count="1776" meta:non-whitespace-character-count="1505"/>
  </office:meta>
</office:document-meta>
</file>